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154in"/>
    </style:style>
    <style:style style:name="co8" style:family="table-column">
      <style:table-column-properties fo:break-before="auto" style:column-width="1.1591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9563in"/>
    </style:style>
    <style:style style:name="co12" style:family="table-column">
      <style:table-column-properties fo:break-before="auto" style:column-width="0.6362in"/>
    </style:style>
    <style:style style:name="co13" style:family="table-column">
      <style:table-column-properties fo:break-before="auto" style:column-width="1.7217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.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.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.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1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.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1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.000011</text:p>
          </table:table-cell>
          <table:table-cell/>
          <table:table-cell table:style-name="ce1" office:value-type="string" calcext:value-type="string">
            <text:p>Duv, Irm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uA</text:p>
          </table:table-cell>
          <table:table-cell table:style-name="ce1" table:formula="of:=[.E9]/1000000" office:value-type="float" office:value="0.0000001" calcext:value-type="float">
            <text:p>0.0000001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T11A::imp*mkR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.00009</text:p>
          </table:table-cell>
          <table:table-cell table:style-name="ce1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0.277777777777778" calcext:value-type="float">
            <text:p>0.277777777777778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 + [.G9]" office:value-type="float" office:value="0.000000100275" calcext:value-type="float">
            <text:p>0.000000100275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36099" calcext:value-type="float">
            <text:p>0.36099</text:p>
          </table:table-cell>
          <table:table-cell table:formula="of:=[.K14]*[.D1]/[.B6]" office:value-type="float" office:value="36.9585" calcext:value-type="float">
            <text:p>36.9585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1.38888888888889" calcext:value-type="float">
            <text:p>1.38888888888889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 + [.G9]" office:value-type="float" office:value="0.000000101375" calcext:value-type="float">
            <text:p>0.00000010137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36495" calcext:value-type="float">
            <text:p>0.36495</text:p>
          </table:table-cell>
          <table:table-cell table:formula="of:=[.K15]*[.D1]/[.B6]" office:value-type="float" office:value="37.3639285714286" calcext:value-type="float">
            <text:p>37.363928571428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uF</text:p>
          </table:table-cell>
          <table:table-cell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ime, sec, Rmin</text:p>
          </table:table-cell>
          <table:table-cell table:style-name="ce1" office:value-type="string" calcext:value-type="string">
            <text:p>time, mn, Rmin</text:p>
          </table:table-cell>
          <table:table-cell table:style-name="ce1" office:value-type="string" calcext:value-type="string">
            <text:p>IMP, Rmin</text:p>
          </table:table-cell>
          <table:table-cell table:number-columns-repeated="3"/>
          <table:table-cell table:style-name="ce1" office:value-type="string" calcext:value-type="string">
            <text:p>time, sec, Rmax</text:p>
          </table:table-cell>
          <table:table-cell table:style-name="ce1" office:value-type="string" calcext:value-type="string">
            <text:p>time, mn, Rmax</text:p>
          </table:table-cell>
          <table:table-cell table:style-name="ce1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1" table:formula="of:=ROUND(([.E6]-[.C12])*[.B18]/1000000/[.H14];0)" office:value-type="float" office:value="186" calcext:value-type="float">
            <text:p>186</text:p>
          </table:table-cell>
          <table:table-cell table:style-name="ce1" table:formula="of:=ROUND([.B20]/60;0)" office:value-type="float" office:value="3" calcext:value-type="float">
            <text:p>3</text:p>
          </table:table-cell>
          <table:table-cell table:style-name="ce1" table:formula="of:=ROUND([.B20]*[.E14];0)" office:value-type="float" office:value="52" calcext:value-type="float">
            <text:p>52</text:p>
          </table:table-cell>
          <table:table-cell table:number-columns-repeated="3"/>
          <table:table-cell table:style-name="ce1" table:formula="of:=ROUND(([.E6]-[.C12])*[.B18]/1000000/[.H15];0)" office:value-type="float" office:value="184" calcext:value-type="float">
            <text:p>184</text:p>
          </table:table-cell>
          <table:table-cell table:style-name="ce1" table:formula="of:=ROUND([.H20]/60;0)" office:value-type="float" office:value="3" calcext:value-type="float">
            <text:p>3</text:p>
          </table:table-cell>
          <table:table-cell table:style-name="ce1" table:formula="of:=ROUND([.H20]*[.E15];0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1" table:formula="of:=ROUND(([.E5]-[.C12]-10)*[.B18]/1000000/[.H14];0)" office:value-type="float" office:value="102" calcext:value-type="float">
            <text:p>102</text:p>
          </table:table-cell>
          <table:table-cell table:style-name="ce1" table:formula="of:=ROUND([.B21]/60;0)" office:value-type="float" office:value="2" calcext:value-type="float">
            <text:p>2</text:p>
          </table:table-cell>
          <table:table-cell table:style-name="ce1" table:formula="of:=ROUND([.B21]*[.E14];0)" office:value-type="float" office:value="28" calcext:value-type="float">
            <text:p>28</text:p>
          </table:table-cell>
          <table:table-cell table:number-columns-repeated="3"/>
          <table:table-cell table:style-name="ce1" table:formula="of:=ROUND(([.E5]-[.C12]-10)*[.B18]/1000000/[.H15];0)" office:value-type="float" office:value="101" calcext:value-type="float">
            <text:p>101</text:p>
          </table:table-cell>
          <table:table-cell table:style-name="ce1" table:formula="of:=ROUND([.H21]/60;0)" office:value-type="float" office:value="2" calcext:value-type="float">
            <text:p>2</text:p>
          </table:table-cell>
          <table:table-cell table:style-name="ce1" table:formula="of:=ROUND([.H21]*[.E15];0)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8" calcext:value-type="float">
            <text:p>8</text:p>
          </table:table-cell>
          <table:table-cell table:formula="of:=ROUND([.B7]*(100-[.D7])/100/([.L15]*100/[.F7]+[.I5])/24;0)" office:value-type="float" office:value="7" calcext:value-type="float">
            <text:p>7</text:p>
          </table:table-cell>
          <table:table-cell/>
          <table:table-cell table:formula="of:=ROUND(100*[.L14]*100/[.F7]/([.L14]*100/[.F7]+[.I5]);2)" office:value-type="float" office:value="92.77" calcext:value-type="float">
            <text:p>92.77</text:p>
          </table:table-cell>
          <table:table-cell table:formula="of:=ROUND(100*[.L15]*100/[.F7]/([.L15]*100/[.F7]+[.I5]);2)" office:value-type="float" office:value="92.84" calcext:value-type="float">
            <text:p>92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1" table:formula="of:=ROUND([.B7]*(100-[.D7])/100/([.L14]*100/[.F7]+[.I6])/24;0)" office:value-type="float" office:value="8" calcext:value-type="float">
            <text:p>8</text:p>
          </table:table-cell>
          <table:table-cell table:formula="of:=ROUND([.B7]*(100-[.D7])/100/([.L15]*100/[.F7]+[.I6])/24;0)" office:value-type="float" office:value="8" calcext:value-type="float">
            <text:p>8</text:p>
          </table:table-cell>
          <table:table-cell/>
          <table:table-cell table:formula="of:=ROUND(100*[.L14]*100/[.F7]/([.L14]*100/[.F7]+[.I6]);2)" office:value-type="float" office:value="98.72" calcext:value-type="float">
            <text:p>98.72</text:p>
          </table:table-cell>
          <table:table-cell table:formula="of:=ROUND(100*[.L15]*100/[.F7]/([.L15]*100/[.F7]+[.I6]);2)" office:value-type="float" office:value="98.73" calcext:value-type="float">
            <text:p>98.73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trans, A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rele, A</text:p>
          </table:table-cell>
          <table:table-cell office:value-type="float" office:value="0.022" calcext:value-type="float">
            <text:p>0.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tinius, A</text:p>
          </table:table-cell>
          <table:table-cell table:formula="of:=[.C1]+[.C2]"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3]*[.C5]/60" office:value-type="float" office:value="0.0055" calcext:value-type="float">
            <text:p>0.0055</text:p>
          </table:table-cell>
          <table:table-cell/>
          <table:table-cell office:value-type="string" calcext:value-type="string">
            <text:p>I_init, A*hour</text:p>
          </table:table-cell>
          <table:table-cell table:formula="of:=[.F5]/60/60" office:value-type="float" office:value="0.00000152777777777778" calcext:value-type="float">
            <text:p>1.52777777777778E-06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0.277777777777778" calcext:value-type="float">
            <text:p>0.277777777777778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0]" office:value-type="float" office:value="180" calcext:value-type="float">
            <text:p>180</text:p>
          </table:table-cell>
          <table:table-cell table:formula="of:=ROUND([.F10]/60;0)" office:value-type="float" office:value="3" calcext:value-type="float">
            <text:p>3</text:p>
          </table:table-cell>
          <table:table-cell office:value-type="string" calcext:value-type="string">
            <text:p>T_refill, sec/hour</text:p>
          </table:table-cell>
          <table:table-cell table:formula="of:=60*60/[.F10]*[.C6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1.38888888888889" calcext:value-type="float">
            <text:p>1.38888888888889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1]" office:value-type="float" office:value="36" calcext:value-type="float">
            <text:p>36</text:p>
          </table:table-cell>
          <table:table-cell table:formula="of:=ROUND([.F11]/60;0)" office:value-type="float" office:value="1" calcext:value-type="float">
            <text:p>1</text:p>
          </table:table-cell>
          <table:table-cell office:value-type="string" calcext:value-type="string">
            <text:p>T_refill, sec/hour</text:p>
          </table:table-cell>
          <table:table-cell table:formula="of:=60*60/[.F11]*[.C6]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0]/60/60*[.C3]+[.C13]" office:value-type="float" office:value="0.000183333333333333" calcext:value-type="float">
            <text:p>0.00018333333333333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1]/60/60*[.C3]+[.C13]" office:value-type="float" office:value="0.000916666666666667" calcext:value-type="float">
            <text:p>0.00091666666666666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1" table:formula="of:=['calc-1'.B7]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.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.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9]/1000*(100-[.E19])/100 - [.I5])/([.C15] + [.C20]/1000);0)" office:value-type="float" office:value="2379" calcext:value-type="float">
            <text:p>2379</text:p>
          </table:table-cell>
          <table:table-cell table:formula="of:=ROUND([.C24]/60; 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9]/1000*(100-[.E19])/100 - [.I5])/([.C16] + [.C20]/1000);0)" office:value-type="float" office:value="1993" calcext:value-type="float">
            <text:p>1993</text:p>
          </table:table-cell>
          <table:table-cell table:formula="of:=ROUND([.C25]/60; 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9]/1000*(100-[.E19])/100 - [.I5])/([.C15] + [.C21]/1000);0)" office:value-type="float" office:value="11489" calcext:value-type="float">
            <text:p>11489</text:p>
          </table:table-cell>
          <table:table-cell table:style-name="ce1" table:formula="of:=ROUND([.C26]/60; 0)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9]/1000*(100-[.E19])/100 - [.I5])/([.C16] + [.C21]/1000);0)" office:value-type="float" office:value="5934" calcext:value-type="float">
            <text:p>5934</text:p>
          </table:table-cell>
          <table:table-cell table:formula="of:=ROUND([.C27]/60; 0)" office:value-type="float" office:value="99" calcext:value-type="float">
            <text:p>99</text:p>
          </table:table-cell>
          <table:table-cell table:number-columns-repeated="5"/>
        </table:table-row>
      </table:table>
      <table:table table:name="D reverse current" table:style-name="ta1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197.2" office:value-type="float" office:value="197.2" calcext:value-type="float">
            <text:p>197.2</text:p>
          </table:table-cell>
          <table:table-cell office:value-type="string" calcext:value-type="string">
            <text:p>Kohm</text:p>
          </table:table-cell>
          <table:table-cell table:formula="of:=[.C2]*1000" office:value-type="float" office:value="197200" calcext:value-type="float">
            <text:p>1972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" office:value-type="string" calcext:value-type="string">
            <text:p>LIMIT</text:p>
          </table:table-cell>
          <table:table-cell office:value-type="string" calcext:value-type="string">
            <text:p>I expec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A</text:p>
          </table:table-cell>
          <table:table-cell table:formula="of:=[.C3]/1000000" office:value-type="float" office:value="0.0000001" calcext:value-type="float">
            <text:p>0.0000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expected</text:p>
          </table:table-cell>
          <table:table-cell table:formula="of:=[.E2]*[.E3]" office:value-type="float" office:value="0.01972" calcext:value-type="float">
            <text:p>0.0197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formula="of:=[.C4]*1000" office:value-type="float" office:value="19.72" calcext:value-type="float">
            <text:p>19.72</text:p>
          </table:table-cell>
          <table:table-cell office:value-type="string" calcext:value-type="string">
            <text:p>mV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US1M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V actual 24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mV</text:p>
          </table:table-cell>
          <table:table-cell table:style-name="ce12" office:value-type="string" calcext:value-type="string">
            <text:p>-&gt;</text:p>
          </table:table-cell>
          <table:table-cell table:style-name="ce12" table:formula="of:=ROUND(([.C10]/1000)/[.E2] * 1000000;2)" office:value-type="float" office:value="0.01" calcext:value-type="float">
            <text:p>0.01</text:p>
          </table:table-cell>
          <table:table-cell table:style-name="ce15" office:value-type="string" calcext:value-type="string">
            <text:p>uA</text:p>
          </table:table-cell>
        </table:table-row>
        <table:table-row table:style-name="ro1">
          <table:table-cell/>
          <table:table-cell table:style-name="ce9" office:value-type="string" calcext:value-type="string">
            <text:p>V actual 60C</text:p>
          </table:table-cell>
          <table:table-cell table:style-name="ce13" table:formula="of:=(13+17)/2" office:value-type="float" office:value="15" calcext:value-type="float">
            <text:p>15</text:p>
          </table:table-cell>
          <table:table-cell table:style-name="ce13" office:value-type="string" calcext:value-type="string">
            <text:p>mV</text:p>
          </table:table-cell>
          <table:table-cell table:style-name="ce13" office:value-type="string" calcext:value-type="string">
            <text:p>-&gt;</text:p>
          </table:table-cell>
          <table:table-cell table:style-name="ce13" table:formula="of:=ROUND(([.C11]/1000)/[.E2] * 1000000;2)" office:value-type="float" office:value="0.08" calcext:value-type="float">
            <text:p>0.08</text:p>
          </table:table-cell>
          <table:table-cell table:style-name="ce16" office:value-type="string" calcext:value-type="string">
            <text:p>uA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BYV26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V actual 30C</text:p>
          </table:table-cell>
          <table:table-cell table:style-name="ce14" table:formula="of:=(17+26)/2" office:value-type="float" office:value="21.5" calcext:value-type="float">
            <text:p>21.5</text:p>
          </table:table-cell>
          <table:table-cell table:style-name="ce14" office:value-type="string" calcext:value-type="string">
            <text:p>mV</text:p>
          </table:table-cell>
          <table:table-cell table:style-name="ce14" office:value-type="string" calcext:value-type="string">
            <text:p>-&gt;</text:p>
          </table:table-cell>
          <table:table-cell table:style-name="ce14" table:formula="of:=ROUND(([.C16]/1000)/[.E2] * 1000000;2)" office:value-type="float" office:value="0.11" calcext:value-type="float">
            <text:p>0.11</text:p>
          </table:table-cell>
          <table:table-cell table:style-name="ce17" office:value-type="string" calcext:value-type="string">
            <text:p>u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3-03-28T22:14:12.764242085</dc:date>
    <meta:editing-duration>PT7H25M5S</meta:editing-duration>
    <meta:editing-cycles>22</meta:editing-cycles>
    <meta:generator>LibreOffice/7.3.7.2$Linux_X86_64 LibreOffice_project/30$Build-2</meta:generator>
    <meta:document-statistic meta:table-count="3" meta:cell-count="205" meta:object-count="0"/>
  </office:meta>
</office:document-meta>
</file>